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Light" svg:font-family="'Lato Light'" style:font-adornments="Light"/>
    <style:font-face style:name="Lohit Devanagari1" svg:font-family="'Lohit Devanagari'"/>
    <style:font-face style:name="Roboto Light1" svg:font-family="'Roboto Light'" style:font-adornments="Light"/>
    <style:font-face style:name="Liberation Serif1" svg:font-family="'Liberation Serif'" style:font-adornments="Light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Light1" svg:font-family="'Lato Light'" style:font-adornments="Bold" style:font-pitch="variable"/>
    <style:font-face style:name="Lato Light2" svg:font-family="'Lato Light'" style:font-adornments="Light" style:font-pitch="variable"/>
    <style:font-face style:name="Roboto Light" svg:font-family="'Roboto Light'" style:font-adornments="Light" style:font-pitch="variable"/>
    <style:font-face style:name="Lato Light3" svg:font-family="'Lato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d97c88" officeooo:paragraph-rsid="00d97c88"/>
    </style:style>
    <style:style style:name="P2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color="#006c3b" style:font-name="Lato Light2" fo:font-size="16pt" style:text-underline-style="none" fo:font-weight="normal" officeooo:rsid="0023e1bb" officeooo:paragraph-rsid="0117ade3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006c3b" style:font-name="Lato Light2" fo:font-size="16pt" style:text-underline-style="none" fo:font-weight="normal" officeooo:rsid="0023e1bb" officeooo:paragraph-rsid="0117ade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6c3b" style:font-name="Roboto Light" fo:font-size="12pt" fo:font-weight="bold" officeooo:rsid="00061bf5" officeooo:paragraph-rsid="0117ade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ato Light2" fo:font-size="13pt" fo:font-style="italic" fo:font-weight="bold" officeooo:rsid="00e67932" officeooo:paragraph-rsid="0117ade3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 Light2" fo:font-size="13pt" fo:font-weight="250" officeooo:rsid="0018d3bb" officeooo:paragraph-rsid="0117ade3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117ade3"/>
    </style:style>
    <style:style style:name="P8" style:family="paragraph" style:parent-style-name="Standard">
      <style:paragraph-properties fo:text-align="start" style:justify-single-word="false"/>
      <style:text-properties officeooo:paragraph-rsid="0117ade3"/>
    </style:style>
    <style:style style:name="P9" style:family="paragraph" style:parent-style-name="Standard">
      <style:paragraph-properties fo:text-align="start" style:justify-single-word="false"/>
      <style:text-properties fo:color="#00a65d" style:font-name="Lato Light1" fo:font-size="13pt" fo:font-weight="bold" officeooo:rsid="00039f8c" officeooo:paragraph-rsid="0117ade3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a65d" style:font-name="Lato Light1" fo:font-size="13pt" fo:font-weight="bold" officeooo:rsid="00cc2cfc" officeooo:paragraph-rsid="0117ade3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bf0041" style:font-name="Lato Light2" fo:font-size="13pt" fo:font-weight="bold" officeooo:rsid="00d81970" officeooo:paragraph-rsid="0117ade3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bf0041" style:font-name="Lato Light2" fo:font-size="13pt" fo:font-weight="bold" officeooo:rsid="00e67932" officeooo:paragraph-rsid="0117ade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a09600" style:font-name="Lato Light2" fo:font-size="13pt" fo:font-weight="bold" officeooo:rsid="0002baf7" officeooo:paragraph-rsid="0117ade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ed1c24" style:font-name="Roboto Light" fo:font-size="12pt" fo:font-weight="bold" officeooo:rsid="00061bf5" officeooo:paragraph-rsid="0117ade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ed1c24" style:font-name="Roboto Light" fo:font-size="12pt" fo:font-weight="bold" officeooo:rsid="00061bf5" officeooo:paragraph-rsid="0117ade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985006" style:font-name="Lato Light1" fo:font-size="13pt" fo:font-weight="bold" officeooo:rsid="00061bf5" officeooo:paragraph-rsid="0117ade3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6d6d" style:font-name="Roboto Light" fo:font-size="12pt" fo:font-weight="bold" officeooo:rsid="001a297a" officeooo:paragraph-rsid="0117ade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6d6d" style:font-name="Lato Light1" fo:font-size="13pt" fo:font-weight="bold" officeooo:rsid="00d43a74" officeooo:paragraph-rsid="0117ade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90a5d" style:font-name="Roboto Light" fo:font-size="12pt" fo:font-weight="bold" officeooo:rsid="00039f8c" officeooo:paragraph-rsid="0117ade3" style:font-size-asian="12pt" style:font-weight-asian="bold" style:font-size-complex="12pt" style:font-weight-complex="bold"/>
    </style:style>
    <style:style style:name="P20" style:family="paragraph">
      <loext:graphic-properties draw:fill="solid" draw:fill-color="#c0c0c0" draw:opacity="55%"/>
      <style:text-properties style:font-name="Lato Light3" fo:font-size="1pt"/>
    </style:style>
    <style:style style:name="T1" style:family="text">
      <style:text-properties fo:color="#f50057" style:font-name="Roboto Light" fo:font-weight="bold" officeooo:rsid="00fa9192" fo:background-color="transparent" loext:char-shading-value="0" style:font-weight-asian="bold" style:font-weight-complex="bold"/>
    </style:style>
    <style:style style:name="T2" style:family="text">
      <style:text-properties fo:color="#f50057" style:font-name="Roboto Light" fo:font-weight="bold" style:font-weight-asian="bold" style:font-weight-complex="bold"/>
    </style:style>
    <style:style style:name="T3" style:family="text">
      <style:text-properties fo:color="#f50057" style:font-name="Roboto Light" fo:font-size="13pt" fo:font-weight="bold" officeooo:rsid="00fa9192" fo:background-color="transparent" loext:char-shading-value="0" style:font-size-asian="13pt" style:font-weight-asian="bold" style:font-size-complex="13pt" style:font-weight-complex="bold"/>
    </style:style>
    <style:style style:name="T4" style:family="text">
      <style:text-properties fo:color="#f50057" style:font-name="Roboto Light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f50057" style:font-name="Roboto Light" fo:font-size="12pt" fo:font-weight="bold" officeooo:rsid="00fa9192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color="#f50057" style:font-name="Roboto Light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6c3b" style:font-name="Roboto Light" fo:font-size="12pt" fo:font-weight="bold"/>
    </style:style>
    <style:style style:name="T8" style:family="text">
      <style:text-properties fo:color="#006c3b" style:font-name="Roboto Light" fo:font-weight="bold"/>
    </style:style>
    <style:style style:name="T9" style:family="text">
      <style:text-properties fo:color="#006c3b" style:font-name="Roboto Light" fo:font-size="13pt" fo:font-weight="bold" style:font-size-asian="13pt" style:font-size-complex="13pt"/>
    </style:style>
    <style:style style:name="T10" style:family="text">
      <style:text-properties fo:color="#50938a" style:font-name="Roboto Light" fo:font-style="normal" fo:font-weight="bold" officeooo:rsid="0105916c" fo:background-color="transparent" loext:char-shading-value="0" style:font-name-asian="Roboto Light1" style:font-style-asian="normal" style:font-name-complex="Roboto Light1" style:font-style-complex="normal"/>
    </style:style>
    <style:style style:name="T11" style:family="text">
      <style:text-properties fo:color="#50938a" style:font-name="Roboto Light" fo:font-size="13pt" fo:font-style="normal" fo:font-weight="bold" officeooo:rsid="0105916c" fo:background-color="transparent" loext:char-shading-value="0" style:font-name-asian="Roboto Light1" style:font-size-asian="13pt" style:font-style-asian="normal" style:font-name-complex="Roboto Light1" style:font-size-complex="13pt" style:font-style-complex="normal"/>
    </style:style>
    <style:style style:name="T12" style:family="text">
      <style:text-properties fo:color="#50938a" style:font-name="Roboto Light" fo:font-size="12pt" fo:font-style="normal" fo:font-weight="bold" officeooo:rsid="0105916c" fo:background-color="transparent" loext:char-shading-value="0" style:font-name-asian="Roboto Light1" style:font-size-asian="12pt" style:font-style-asian="normal" style:font-name-complex="Roboto Light1" style:font-size-complex="12pt" style:font-style-complex="normal"/>
    </style:style>
    <style:style style:name="T13" style:family="text">
      <style:text-properties style:font-name="Roboto Light"/>
    </style:style>
    <style:style style:name="T14" style:family="text">
      <style:text-properties style:font-name="Roboto Light" fo:font-size="12pt" fo:font-weight="bold"/>
    </style:style>
    <style:style style:name="T15" style:family="text">
      <style:text-properties style:font-name="Roboto Light" fo:font-size="12pt" fo:font-weight="bold" style:font-size-asian="12pt" style:font-size-complex="12pt"/>
    </style:style>
    <style:style style:name="T16" style:family="text">
      <style:text-properties style:font-name="Roboto Light" fo:font-size="12pt" fo:font-weight="bold" officeooo:rsid="00e67932" style:font-size-asian="12pt" style:font-size-complex="12pt"/>
    </style:style>
    <style:style style:name="T17" style:family="text">
      <style:text-properties style:font-name="Roboto Light" fo:font-size="12pt" fo:font-weight="bold" officeooo:rsid="00cd1178" style:font-size-asian="12pt" style:font-size-complex="12pt"/>
    </style:style>
    <style:style style:name="T18" style:family="text">
      <style:text-properties style:font-name="Roboto Light" fo:font-size="12pt" fo:font-weight="bold" officeooo:rsid="00ff42e7" style:font-size-asian="12pt" style:font-size-complex="12pt"/>
    </style:style>
    <style:style style:name="T19" style:family="text">
      <style:text-properties style:font-name="Roboto Light" fo:font-size="12pt" fo:font-weight="bold" officeooo:rsid="00d9cd5a" style:font-size-asian="12pt" style:font-size-complex="12pt"/>
    </style:style>
    <style:style style:name="T20" style:family="text">
      <style:text-properties style:font-name="Roboto Light" fo:font-size="12pt" fo:font-weight="bold" officeooo:rsid="00f72d3b" style:font-size-asian="12pt" style:font-size-complex="12pt"/>
    </style:style>
    <style:style style:name="T21" style:family="text">
      <style:text-properties style:font-name="Roboto Light" fo:font-size="12pt" fo:font-weight="bold" officeooo:rsid="00289e94" style:font-size-asian="12pt" style:font-weight-asian="bold" style:font-size-complex="12pt" style:font-weight-complex="bold"/>
    </style:style>
    <style:style style:name="T22" style:family="text">
      <style:text-properties style:font-name="Roboto Light" fo:font-size="12pt" fo:font-weight="bold" officeooo:rsid="00e67932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style:font-name="Roboto Light" fo:font-size="12pt" fo:font-weight="bold" officeooo:rsid="00fa9192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style:font-name="Roboto Light" fo:font-size="12pt" fo:font-weight="bold" officeooo:rsid="0105916c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style:font-name="Roboto Light" fo:font-size="12pt" fo:font-weight="bold" officeooo:rsid="00fc2c50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style:font-name="Roboto Light" fo:font-size="12pt" fo:font-weight="bold" officeooo:rsid="00f72d3b"/>
    </style:style>
    <style:style style:name="T27" style:family="text">
      <style:text-properties style:font-name="Roboto Light" fo:font-size="12pt" fo:font-weight="bold" officeooo:rsid="01011a9b"/>
    </style:style>
    <style:style style:name="T28" style:family="text">
      <style:text-properties style:font-name="Roboto Light" fo:font-size="12pt" style:font-size-asian="12pt" style:font-size-complex="12pt"/>
    </style:style>
    <style:style style:name="T29" style:family="text">
      <style:text-properties style:font-name="Roboto Light" fo:font-size="12pt" officeooo:rsid="00eb417d" style:font-size-asian="12pt" style:font-size-complex="12pt"/>
    </style:style>
    <style:style style:name="T30" style:family="text">
      <style:text-properties style:font-name="Roboto Light" fo:font-size="12pt" officeooo:rsid="00ed97d7" style:font-size-asian="12pt" style:font-size-complex="12pt"/>
    </style:style>
    <style:style style:name="T31" style:family="text">
      <style:text-properties style:font-name="Roboto Light" fo:font-size="12pt" officeooo:rsid="00ee1687" style:font-size-asian="12pt" style:font-size-complex="12pt"/>
    </style:style>
    <style:style style:name="T32" style:family="text">
      <style:text-properties style:font-name="Roboto Light" fo:font-size="12pt" officeooo:rsid="00eef423" style:font-size-asian="12pt" style:font-size-complex="12pt"/>
    </style:style>
    <style:style style:name="T33" style:family="text">
      <style:text-properties style:font-name="Roboto Light" fo:font-size="12pt" officeooo:rsid="00f2197e" style:font-size-asian="12pt" style:font-size-complex="12pt"/>
    </style:style>
    <style:style style:name="T34" style:family="text">
      <style:text-properties style:font-name="Roboto Light" fo:font-size="12pt" style:text-underline-style="solid" style:text-underline-type="double" style:text-underline-width="auto" style:text-underline-color="font-color" fo:font-weight="bold" officeooo:rsid="00e67932" style:font-size-asian="12pt" style:font-weight-asian="bold" style:font-size-complex="12pt" style:font-weight-complex="bold"/>
    </style:style>
    <style:style style:name="T35" style:family="text">
      <style:text-properties style:font-name="Roboto Light" fo:font-size="12pt" officeooo:rsid="00ec05f1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style:font-name="Roboto Light" fo:font-size="12pt" officeooo:rsid="00ed3089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style:font-name="Roboto Light" fo:font-size="12pt" officeooo:rsid="0105916c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style:font-name="Roboto Light" fo:font-size="12pt" officeooo:rsid="00fa9192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style:font-name="Roboto Light" fo:font-size="12pt" officeooo:rsid="00fcff02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style:font-name="Roboto Light" fo:font-size="12pt" officeooo:rsid="00fa9192" fo:background-color="transparent" loext:char-shading-value="0" style:font-size-asian="12pt" style:font-size-complex="12pt"/>
    </style:style>
    <style:style style:name="T41" style:family="text">
      <style:text-properties style:font-name="Roboto Light" fo:font-size="12pt" officeooo:rsid="00f25b37"/>
    </style:style>
    <style:style style:name="T42" style:family="text">
      <style:text-properties style:font-name="Roboto Light" fo:font-size="12pt" officeooo:rsid="0101eb7d"/>
    </style:style>
    <style:style style:name="T43" style:family="text">
      <style:text-properties style:font-name="Roboto Light" officeooo:rsid="00ec05f1" fo:background-color="transparent" loext:char-shading-value="0" style:font-weight-asian="bold" style:font-weight-complex="bold"/>
    </style:style>
    <style:style style:name="T44" style:family="text">
      <style:text-properties style:font-name="Roboto Light" officeooo:rsid="00ed3089" fo:background-color="transparent" loext:char-shading-value="0" style:font-weight-asian="bold" style:font-weight-complex="bold"/>
    </style:style>
    <style:style style:name="T45" style:family="text">
      <style:text-properties style:font-name="Roboto Light" officeooo:rsid="0105916c" fo:background-color="transparent" loext:char-shading-value="0" style:font-weight-asian="bold" style:font-weight-complex="bold"/>
    </style:style>
    <style:style style:name="T46" style:family="text">
      <style:text-properties style:font-name="Roboto Light" officeooo:rsid="00fa9192" fo:background-color="transparent" loext:char-shading-value="0" style:font-weight-asian="bold" style:font-weight-complex="bold"/>
    </style:style>
    <style:style style:name="T47" style:family="text">
      <style:text-properties style:font-name="Roboto Light" officeooo:rsid="00fcff02" fo:background-color="transparent" loext:char-shading-value="0" style:font-weight-asian="bold" style:font-weight-complex="bold"/>
    </style:style>
    <style:style style:name="T48" style:family="text">
      <style:text-properties style:font-name="Roboto Light" officeooo:rsid="00fa9192" fo:background-color="transparent" loext:char-shading-value="0"/>
    </style:style>
    <style:style style:name="T49" style:family="text">
      <style:text-properties style:font-name="Roboto Light" fo:font-weight="bold"/>
    </style:style>
    <style:style style:name="T50" style:family="text">
      <style:text-properties style:font-name="Roboto Light" fo:font-weight="bold" officeooo:rsid="00e67932" fo:background-color="transparent" loext:char-shading-value="0" style:font-weight-asian="bold" style:font-weight-complex="bold"/>
    </style:style>
    <style:style style:name="T51" style:family="text">
      <style:text-properties style:font-name="Roboto Light" fo:font-weight="bold" officeooo:rsid="00fa9192" fo:background-color="transparent" loext:char-shading-value="0" style:font-weight-asian="bold" style:font-weight-complex="bold"/>
    </style:style>
    <style:style style:name="T52" style:family="text">
      <style:text-properties style:font-name="Roboto Light" fo:font-weight="bold" officeooo:rsid="0105916c" fo:background-color="transparent" loext:char-shading-value="0" style:font-weight-asian="bold" style:font-weight-complex="bold"/>
    </style:style>
    <style:style style:name="T53" style:family="text">
      <style:text-properties style:font-name="Roboto Light" fo:font-weight="bold" officeooo:rsid="00fc2c50" fo:background-color="transparent" loext:char-shading-value="0" style:font-weight-asian="bold" style:font-weight-complex="bold"/>
    </style:style>
    <style:style style:name="T54" style:family="text">
      <style:text-properties style:font-name="Roboto Light" fo:font-weight="bold" officeooo:rsid="00f72d3b"/>
    </style:style>
    <style:style style:name="T55" style:family="text">
      <style:text-properties style:font-name="Roboto Light" fo:font-weight="bold" officeooo:rsid="01011a9b"/>
    </style:style>
    <style:style style:name="T56" style:family="text">
      <style:text-properties style:font-name="Roboto Light" fo:font-weight="bold" officeooo:rsid="00e67932"/>
    </style:style>
    <style:style style:name="T57" style:family="text">
      <style:text-properties style:font-name="Roboto Light" fo:font-weight="bold" officeooo:rsid="00289e94" style:font-weight-asian="bold" style:font-weight-complex="bold"/>
    </style:style>
    <style:style style:name="T58" style:family="text">
      <style:text-properties style:font-name="Roboto Light" fo:font-weight="bold" officeooo:rsid="00cd1178"/>
    </style:style>
    <style:style style:name="T59" style:family="text">
      <style:text-properties style:font-name="Roboto Light" fo:font-weight="bold" officeooo:rsid="00ff42e7"/>
    </style:style>
    <style:style style:name="T60" style:family="text">
      <style:text-properties style:font-name="Roboto Light" fo:font-weight="bold" officeooo:rsid="00d9cd5a"/>
    </style:style>
    <style:style style:name="T61" style:family="text">
      <style:text-properties style:font-name="Roboto Light" officeooo:rsid="00f25b37"/>
    </style:style>
    <style:style style:name="T62" style:family="text">
      <style:text-properties style:font-name="Roboto Light" officeooo:rsid="0101eb7d"/>
    </style:style>
    <style:style style:name="T63" style:family="text">
      <style:text-properties style:font-name="Roboto Light" officeooo:rsid="00eb417d"/>
    </style:style>
    <style:style style:name="T64" style:family="text">
      <style:text-properties style:font-name="Roboto Light" officeooo:rsid="00ed97d7"/>
    </style:style>
    <style:style style:name="T65" style:family="text">
      <style:text-properties style:font-name="Roboto Light" officeooo:rsid="00ee1687"/>
    </style:style>
    <style:style style:name="T66" style:family="text">
      <style:text-properties style:font-name="Roboto Light" officeooo:rsid="00eef423"/>
    </style:style>
    <style:style style:name="T67" style:family="text">
      <style:text-properties style:font-name="Roboto Light" officeooo:rsid="00f2197e"/>
    </style:style>
    <style:style style:name="T68" style:family="text">
      <style:text-properties style:font-name="Roboto Light" style:text-underline-style="solid" style:text-underline-type="double" style:text-underline-width="auto" style:text-underline-color="font-color" fo:font-weight="bold" officeooo:rsid="00e67932" style:font-weight-asian="bold" style:font-weight-complex="bold"/>
    </style:style>
    <style:style style:name="T69" style:family="text">
      <style:text-properties style:font-name="Roboto Light" fo:font-size="13pt" fo:font-weight="bold"/>
    </style:style>
    <style:style style:name="T70" style:family="text">
      <style:text-properties style:font-name="Roboto Light" fo:font-size="13pt" fo:font-weight="bold" officeooo:rsid="00e67932"/>
    </style:style>
    <style:style style:name="T71" style:family="text">
      <style:text-properties style:font-name="Roboto Light" fo:font-size="13pt" fo:font-weight="bold" officeooo:rsid="00289e94" style:font-size-asian="13pt" style:font-weight-asian="bold" style:font-size-complex="13pt" style:font-weight-complex="bold"/>
    </style:style>
    <style:style style:name="T72" style:family="text">
      <style:text-properties style:font-name="Roboto Light" fo:font-size="13pt" fo:font-weight="bold" style:font-size-asian="13pt" style:font-size-complex="13pt"/>
    </style:style>
    <style:style style:name="T73" style:family="text">
      <style:text-properties style:font-name="Roboto Light" fo:font-size="13pt" fo:font-weight="bold" officeooo:rsid="00f72d3b" style:font-size-asian="13pt" style:font-size-complex="13pt"/>
    </style:style>
    <style:style style:name="T74" style:family="text">
      <style:text-properties style:font-name="Roboto Light" fo:font-size="13pt" fo:font-weight="bold" officeooo:rsid="01011a9b" style:font-size-asian="13pt" style:font-size-complex="13pt"/>
    </style:style>
    <style:style style:name="T75" style:family="text">
      <style:text-properties style:font-name="Roboto Light" fo:font-size="13pt" fo:font-weight="bold" officeooo:rsid="00e67932" fo:background-color="transparent" loext:char-shading-value="0" style:font-size-asian="13pt" style:font-weight-asian="bold" style:font-size-complex="13pt" style:font-weight-complex="bold"/>
    </style:style>
    <style:style style:name="T76" style:family="text">
      <style:text-properties style:font-name="Roboto Light" fo:font-size="13pt" fo:font-weight="bold" officeooo:rsid="00fa9192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Roboto Light" fo:font-size="13pt" fo:font-weight="bold" officeooo:rsid="0105916c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style:font-name="Roboto Light" fo:font-size="13pt" fo:font-weight="bold" officeooo:rsid="00fc2c50" fo:background-color="transparent" loext:char-shading-value="0" style:font-size-asian="13pt" style:font-weight-asian="bold" style:font-size-complex="13pt" style:font-weight-complex="bold"/>
    </style:style>
    <style:style style:name="T79" style:family="text">
      <style:text-properties style:font-name="Roboto Light" fo:font-size="13pt" fo:font-weight="bold" officeooo:rsid="00cd1178"/>
    </style:style>
    <style:style style:name="T80" style:family="text">
      <style:text-properties style:font-name="Roboto Light" fo:font-size="13pt" fo:font-weight="bold" officeooo:rsid="00ff42e7"/>
    </style:style>
    <style:style style:name="T81" style:family="text">
      <style:text-properties style:font-name="Roboto Light" fo:font-size="13pt" fo:font-weight="bold" officeooo:rsid="00d9cd5a"/>
    </style:style>
    <style:style style:name="T82" style:family="text">
      <style:text-properties style:font-name="Roboto Light" fo:font-size="13pt" officeooo:rsid="00eb417d"/>
    </style:style>
    <style:style style:name="T83" style:family="text">
      <style:text-properties style:font-name="Roboto Light" fo:font-size="13pt" officeooo:rsid="00ec05f1" fo:background-color="transparent" loext:char-shading-value="0" style:font-size-asian="13pt" style:font-weight-asian="bold" style:font-size-complex="13pt" style:font-weight-complex="bold"/>
    </style:style>
    <style:style style:name="T84" style:family="text">
      <style:text-properties style:font-name="Roboto Light" fo:font-size="13pt" officeooo:rsid="00ed3089" fo:background-color="transparent" loext:char-shading-value="0" style:font-size-asian="13pt" style:font-weight-asian="bold" style:font-size-complex="13pt" style:font-weight-complex="bold"/>
    </style:style>
    <style:style style:name="T85" style:family="text">
      <style:text-properties style:font-name="Roboto Light" fo:font-size="13pt" officeooo:rsid="0105916c" fo:background-color="transparent" loext:char-shading-value="0" style:font-size-asian="13pt" style:font-weight-asian="bold" style:font-size-complex="13pt" style:font-weight-complex="bold"/>
    </style:style>
    <style:style style:name="T86" style:family="text">
      <style:text-properties style:font-name="Roboto Light" fo:font-size="13pt" officeooo:rsid="00fa9192" fo:background-color="transparent" loext:char-shading-value="0" style:font-size-asian="13pt" style:font-weight-asian="bold" style:font-size-complex="13pt" style:font-weight-complex="bold"/>
    </style:style>
    <style:style style:name="T87" style:family="text">
      <style:text-properties style:font-name="Roboto Light" fo:font-size="13pt" officeooo:rsid="00fcff02" fo:background-color="transparent" loext:char-shading-value="0" style:font-size-asian="13pt" style:font-weight-asian="bold" style:font-size-complex="13pt" style:font-weight-complex="bold"/>
    </style:style>
    <style:style style:name="T88" style:family="text">
      <style:text-properties style:font-name="Roboto Light" fo:font-size="13pt" officeooo:rsid="00fa9192" fo:background-color="transparent" loext:char-shading-value="0"/>
    </style:style>
    <style:style style:name="T89" style:family="text">
      <style:text-properties style:font-name="Roboto Light" fo:font-size="13pt" officeooo:rsid="00ed97d7"/>
    </style:style>
    <style:style style:name="T90" style:family="text">
      <style:text-properties style:font-name="Roboto Light" fo:font-size="13pt" officeooo:rsid="00ee1687"/>
    </style:style>
    <style:style style:name="T91" style:family="text">
      <style:text-properties style:font-name="Roboto Light" fo:font-size="13pt" officeooo:rsid="00eef423"/>
    </style:style>
    <style:style style:name="T92" style:family="text">
      <style:text-properties style:font-name="Roboto Light" fo:font-size="13pt" officeooo:rsid="00f2197e"/>
    </style:style>
    <style:style style:name="T93" style:family="text">
      <style:text-properties style:font-name="Roboto Light" fo:font-size="13pt" style:font-size-asian="13pt" style:font-size-complex="13pt"/>
    </style:style>
    <style:style style:name="T94" style:family="text">
      <style:text-properties style:font-name="Roboto Light" fo:font-size="13pt" officeooo:rsid="00f25b37" style:font-size-asian="13pt" style:font-size-complex="13pt"/>
    </style:style>
    <style:style style:name="T95" style:family="text">
      <style:text-properties style:font-name="Roboto Light" fo:font-size="13pt" officeooo:rsid="0101eb7d" style:font-size-asian="13pt" style:font-size-complex="13pt"/>
    </style:style>
    <style:style style:name="T96" style:family="text">
      <style:text-properties style:font-name="Roboto Light" fo:font-size="13pt" style:text-underline-style="solid" style:text-underline-type="double" style:text-underline-width="auto" style:text-underline-color="font-color" fo:font-weight="bold" officeooo:rsid="00e67932" style:font-size-asian="13pt" style:font-weight-asian="bold" style:font-size-complex="13pt" style:font-weight-complex="bold"/>
    </style:style>
    <style:style style:name="T97" style:family="text">
      <style:text-properties fo:color="#000000" style:font-name="Roboto Light" fo:font-size="13pt" fo:font-weight="250" officeooo:rsid="00f2c8b2" fo:background-color="transparent" loext:char-shading-value="0" style:font-size-asian="13pt" style:font-weight-asian="bold" style:font-size-complex="13pt" style:font-weight-complex="bold"/>
    </style:style>
    <style:style style:name="T98" style:family="text">
      <style:text-properties fo:color="#000000" style:font-name="Roboto Light" fo:font-size="13pt" fo:font-weight="250" officeooo:rsid="00ed3089" fo:background-color="transparent" loext:char-shading-value="0" style:font-size-asian="13pt" style:font-weight-asian="bold" style:font-size-complex="13pt" style:font-weight-complex="bold"/>
    </style:style>
    <style:style style:name="T99" style:family="text">
      <style:text-properties fo:color="#000000" style:font-name="Roboto Light" fo:font-size="13pt" fo:font-weight="250" officeooo:rsid="00ea81c7" style:font-size-asian="13pt" style:font-weight-asian="bold" style:font-size-complex="13pt" style:font-weight-complex="bold"/>
    </style:style>
    <style:style style:name="T100" style:family="text">
      <style:text-properties fo:color="#000000" style:font-name="Roboto Light" fo:font-weight="250" officeooo:rsid="00ea81c7" style:font-weight-asian="bold" style:font-weight-complex="bold"/>
    </style:style>
    <style:style style:name="T101" style:family="text">
      <style:text-properties fo:color="#000000" style:font-name="Roboto Light" fo:font-weight="250" officeooo:rsid="00f2c8b2" fo:background-color="transparent" loext:char-shading-value="0" style:font-weight-asian="bold" style:font-weight-complex="bold"/>
    </style:style>
    <style:style style:name="T102" style:family="text">
      <style:text-properties fo:color="#000000" style:font-name="Roboto Light" fo:font-weight="250" officeooo:rsid="00ed3089" fo:background-color="transparent" loext:char-shading-value="0" style:font-weight-asian="bold" style:font-weight-complex="bold"/>
    </style:style>
    <style:style style:name="T103" style:family="text">
      <style:text-properties fo:color="#000000" style:font-name="Roboto Light" fo:font-size="12pt" fo:font-weight="250" officeooo:rsid="00ea81c7" style:font-size-asian="12pt" style:font-weight-asian="bold" style:font-size-complex="12pt" style:font-weight-complex="bold"/>
    </style:style>
    <style:style style:name="T104" style:family="text">
      <style:text-properties fo:color="#000000" style:font-name="Roboto Light" fo:font-size="12pt" fo:font-weight="250" officeooo:rsid="00f2c8b2" fo:background-color="transparent" loext:char-shading-value="0" style:font-size-asian="12pt" style:font-weight-asian="bold" style:font-size-complex="12pt" style:font-weight-complex="bold"/>
    </style:style>
    <style:style style:name="T105" style:family="text">
      <style:text-properties fo:color="#000000" style:font-name="Roboto Light" fo:font-size="12pt" fo:font-weight="250" officeooo:rsid="00ed3089" fo:background-color="transparent" loext:char-shading-value="0" style:font-size-asian="12pt" style:font-weight-asian="bold" style:font-size-complex="12pt" style:font-weight-complex="bold"/>
    </style:style>
    <style:style style:name="T106" style:family="text">
      <style:text-properties fo:color="#d62e4e" style:font-name="Roboto Light" fo:font-size="12pt" style:text-underline-style="none" fo:font-weight="bold" officeooo:rsid="00cdef73" style:font-size-asian="12pt" style:font-size-complex="12pt"/>
    </style:style>
    <style:style style:name="T107" style:family="text">
      <style:text-properties fo:color="#d62e4e" style:font-name="Roboto Light" style:text-underline-style="none" fo:font-weight="bold" officeooo:rsid="00cdef73"/>
    </style:style>
    <style:style style:name="T108" style:family="text">
      <style:text-properties fo:color="#d62e4e" style:font-name="Roboto Light" fo:font-size="13pt" style:text-underline-style="none" fo:font-weight="bold" officeooo:rsid="00cdef73"/>
    </style:style>
    <style:style style:name="T109" style:family="text">
      <style:text-properties fo:color="#ffa6a6" style:font-name="Roboto Light" fo:font-size="12pt" fo:font-weight="bold" officeooo:rsid="00e67932" fo:background-color="transparent" loext:char-shading-value="0" style:font-size-asian="12pt" style:font-weight-asian="bold" style:font-size-complex="12pt" style:font-weight-complex="bold"/>
    </style:style>
    <style:style style:name="T110" style:family="text">
      <style:text-properties fo:color="#ffa6a6" style:font-name="Roboto Light" fo:font-weight="bold" officeooo:rsid="00e67932" fo:background-color="transparent" loext:char-shading-value="0" style:font-weight-asian="bold" style:font-weight-complex="bold"/>
    </style:style>
    <style:style style:name="T111" style:family="text">
      <style:text-properties fo:color="#ffa6a6" style:font-name="Roboto Light" fo:font-size="13pt" fo:font-weight="bold" officeooo:rsid="00e67932" fo:background-color="transparent" loext:char-shading-value="0" style:font-size-asian="13pt" style:font-weight-asian="bold" style:font-size-complex="13pt" style:font-weight-complex="bold"/>
    </style:style>
    <style:style style:name="T112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5%" draw:auto-grow-height="false" draw:auto-grow-width="false" fo:min-height="2.63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5%" draw:auto-grow-height="false" draw:auto-grow-width="false" fo:min-height="2.78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5%" draw:auto-grow-height="false" draw:auto-grow-width="false" fo:min-height="1.76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Black"><text:span text:style-name="T16">Sprint Planning</text:span></text:span></text:p>
      <text:p text:style-name="P5"><text:span text:style-name="Light_20_Teal"><text:span text:style-name="T15">project</text:span></text:span></text:p>
      <text:p text:style-name="P8"><text:span text:style-name="Teal"><text:span text:style-name="T21">Run: </text:span></text:span><text:span text:style-name="Black"><text:span text:style-name="T103">Terminal Comands</text:span></text:span></text:p>
      <text:p text:style-name="P9"><text:span text:style-name="Pink"><text:span text:style-name="T15">Goal: </text:span></text:span><text:span text:style-name="Black"><text:span text:style-name="T29">Overall Intent of Current Sprint</text:span></text:span></text:p>
      <text:p text:style-name="P8"><text:span text:style-name="Blue"><text:span text:style-name="T22">References: </text:span></text:span><text:span text:style-name="Black"><text:span text:style-name="T35">Images &amp; Videos That Are Helpful To Delivering </text:span></text:span><text:span text:style-name="Black"><text:span text:style-name="T104">Product</text:span></text:span></text:p>
      <text:p text:style-name="P8"><text:span text:style-name="Brick"><text:span text:style-name="T22">Topics: </text:span></text:span><text:span text:style-name="Black"><text:span text:style-name="T36">What Do I </text:span></text:span><text:span text:style-name="Black"><text:span text:style-name="T105">Have To Learn</text:span></text:span></text:p>
      <text:p text:style-name="P8"><text:span text:style-name="Light_20_Pink"><text:span text:style-name="T23">Sprints:</text:span></text:span><text:span text:style-name="Light_20_Pink"><text:span text:style-name="T24"> </text:span></text:span><text:a xlink:type="simple" xlink:href="#Demonstration" text:style-name="Internet_20_link" text:visited-style-name="Visited_20_Internet_20_Link"><text:span text:style-name="Black"><text:span text:style-name="T37">Demonstration</text:span></text:span></text:a></text:p>
      <text:list xml:id="list2713210907" text:style-name="L2">
        <text:list-item>
          <text:p text:style-name="P7"><text:a xlink:type="simple" xlink:href="#Sprint 0:" text:style-name="Internet_20_link" text:visited-style-name="Visited_20_Internet_20_Link"><text:span text:style-name="Light_20_Pink"><text:span text:style-name="T5">Sprint 0:</text:span></text:span></text:a><text:span text:style-name="Light_20_Pink"><text:span text:style-name="T23"> </text:span></text:span><text:span text:style-name="Black"><text:span text:style-name="T38">Requirements Gathering &amp; Analysis</text:span></text:span></text:p>
        </text:list-item>
        <text:list-item>
          <text:p text:style-name="P7"><text:a xlink:type="simple" xlink:href="#Sprint 1:" text:style-name="Internet_20_link" text:visited-style-name="Visited_20_Internet_20_Link"><text:span text:style-name="Light_20_Pink"><text:span text:style-name="T6">Sprint 1:</text:span></text:span></text:a><text:span text:style-name="Light_20_Pink"><text:span text:style-name="T25"> </text:span></text:span><text:span text:style-name="Black"><text:span text:style-name="T39">Title</text:span></text:span></text:p>
        </text:list-item>
      </text:list>
      <text:p text:style-name="P11"><text:span text:style-name="Purple"><text:span text:style-name="T15">Relation: </text:span></text:span><text:span text:style-name="Black"><text:span text:style-name="T30">What Is It Related To ?</text:span></text:span></text:p>
      <text:p text:style-name="P12"><text:span text:style-name="Blue_20_Gray"><text:span text:style-name="T15">Sources: </text:span></text:span><text:span text:style-name="Black"><text:span text:style-name="T31">Whose Content Am I Using</text:span></text:span></text:p>
      <text:p text:style-name="P13"><text:span text:style-name="Coral"><text:span text:style-name="T15">Requirements: </text:span></text:span><text:span text:style-name="Black"><text:span text:style-name="T32">Requirements Gathering</text:span></text:span></text:p>
      <text:p text:style-name="P10"><text:span text:style-name="Spring_20_Green_20_"><text:span text:style-name="T17">Templates: </text:span></text:span><text:span text:style-name="Black"><text:span text:style-name="T33">Defined Templates</text:span></text:span></text:p>
      <text:p text:style-name="P10"><text:a xlink:type="simple" xlink:href="../../../Learning/Software/Software%20Engineering/Models/Testing/Test%20Driven%20Process.odt" text:style-name="Internet_20_link" text:visited-style-name="Visited_20_Internet_20_Link"><text:span text:style-name="Dark_20_Orange_20_2"><text:span text:style-name="T106">Test Driven Process</text:span></text:span></text:a></text:p>
      <text:p text:style-name="P14">Ideas: <text:span text:style-name="Black"><text:span text:style-name="T41">What Insightful Ideas Do I Have ?</text:span></text:span></text:p>
      <text:p text:style-name="P14"><text:span text:style-name="Light_20_Salmon"><text:span text:style-name="T26">==============================================================</text:span></text:span></text:p>
      <text:p text:style-name="P16"><text:bookmark-start text:name="Sprint 0:"/><text:span text:style-name="Sienna"><text:span text:style-name="T15">Sprint </text:span></text:span><text:span text:style-name="Sienna"><text:span text:style-name="T18">0:</text:span></text:span><text:bookmark-end text:name="Sprint 0:"/><text:span text:style-name="Black"><text:span text:style-name="T40"> Requirements Gathering &amp; Analysis</text:span></text:span></text:p>
      <text:p text:style-name="P17"><text:span text:style-name="Light_20_Salmon"><text:span text:style-name="T14">Sprint Issues</text:span></text:span></text:p>
      <text:p text:style-name="P18"><text:span text:style-name="Light_20_Brick_20_2"><text:span text:style-name="T15">Sprint Ideas</text:span></text:span></text:p>
      <text:p text:style-name="P18"><text:span text:style-name="Some_20_Red"><text:span text:style-name="T19">Sprint Reviews</text:span></text:span></text:p>
      <text:p text:style-name="P19">Project Backlog</text:p>
      <text:p text:style-name="P4">Presentation</text:p>
      <text:p text:style-name="P14"><text:span text:style-name="Light_20_Pink"><text:span text:style-name="T26">==============================================================</text:span></text:span></text:p>
      <text:p text:style-name="P15"><text:bookmark-start text:name="Sprint 1:"/><text:span text:style-name="Light_20_Pink"><text:span text:style-name="T27">Sprint 1:</text:span></text:span><text:bookmark-end text:name="Sprint 1:"/><text:span text:style-name="Light_20_Pink"><text:span text:style-name="T27"> </text:span></text:span><text:span text:style-name="Black"><text:span text:style-name="T42">Title</text:span></text:span></text:p>
      <text:p text:style-name="P15"><text:span text:style-name="Black"><text:span text:style-name="T28"/></text:span></text:p>
      <text:p text:style-name="P17"><text:span text:style-name="Light_20_Pink"><text:span text:style-name="T14">Sprint Issues</text:span></text:span></text:p>
      <text:p text:style-name="P18"><text:span text:style-name="Light_20_Brick_20_2"><text:span text:style-name="T15">Sprint Ideas</text:span></text:span></text:p>
      <text:p text:style-name="P18"><text:span text:style-name="Some_20_Red"><text:span text:style-name="T19">Sprint Reviews</text:span></text:span></text:p>
      <text:p text:style-name="P19">Project Backlog</text:p>
      <text:p text:style-name="P4"><text:span text:style-name="Black"><text:span text:style-name="T7">Presentation</text:span></text:span></text:p>
      <text:p text:style-name="P15"><text:span text:style-name="Light_20_Salmon"><text:span text:style-name="T20"/></text:span></text:p>
      <text:p text:style-name="P2"><text:a xlink:type="simple" xlink:href="../../../Learning/Models/Project%20Based%20Models/Project%20Planning%20Model%20Template.odt" text:style-name="Internet_20_link" text:visited-style-name="Visited_20_Internet_20_Link"><text:span text:style-name="Red"><text:span text:style-name="T109">project planning</text:span></text:span></text:a></text:p>
      <text:p text:style-name="P2"><text:span text:style-name="Red"><text:span text:style-name="T28"/></text:span></text:p>
      <text:p text:style-name="P2"><text:span text:style-name="Red"><text:span text:style-name="T28"/></text:span></text:p>
      <text:p text:style-name="P3"><text:bookmark-start text:name="Demonstration"/><text:span text:style-name="Light_20_Pink"><text:span text:style-name="T34">Demonstration</text:span></text:span><text:bookmark-end text:name="Demonstration"/></text:p>
      <text:p text:style-name="P3"><text:span text:style-name="Light_20_Pink"><text:span text:style-name="T34"/></text:span></text:p>
      <text:p text:style-name="P3"><text:span text:style-name="Red"><text:span text:style-name="T34"/></text:span></text:p>
      <text:p text:style-name="P3"><text:span text:style-name="Red"><text:span text:style-name="T34"/></text:span></text:p>
      <text:p text:style-name="P2"><text:span text:style-name="Light_20_Teal"><text:span text:style-name="T12">back to to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Light" svg:font-family="'Lato Light'" style:font-adornments="Light"/>
    <style:font-face style:name="Lohit Devanagari1" svg:font-family="'Lohit Devanagari'"/>
    <style:font-face style:name="Roboto Light1" svg:font-family="'Roboto Light'" style:font-adornments="Light"/>
    <style:font-face style:name="Liberation Serif1" svg:font-family="'Liberation Serif'" style:font-adornments="Light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Light1" svg:font-family="'Lato Light'" style:font-adornments="Bold" style:font-pitch="variable"/>
    <style:font-face style:name="Lato Light2" svg:font-family="'Lato Light'" style:font-adornments="Light" style:font-pitch="variable"/>
    <style:font-face style:name="Roboto Light" svg:font-family="'Roboto Light'" style:font-adornments="Light" style:font-pitch="variable"/>
    <style:font-face style:name="Lato Light3" svg:font-family="'Lato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00" style:font-name="Lato Light2" fo:font-family="'Lato Light'" style:font-style-name="Light" style:font-pitch="variable" fo:font-size="13pt" fo:language="zxx" fo:country="none" style:text-underline-style="none" fo:font-weight="250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style:font-name="Lato Light2" fo:font-family="'Lato Light'" style:font-style-name="Light" style:font-pitch="variable" fo:font-size="13pt" fo:language="zxx" fo:country="none" style:text-underline-style="none" fo:font-weight="250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Red" style:family="text">
      <style:text-properties fo:color="#ff0000" style:font-name="Lato Light2" fo:font-family="'Lato Light'" style:font-style-name="Light" style:font-pitch="variable" fo:font-size="13pt" fo:font-weight="250"/>
    </style:style>
    <style:style style:name="Magenta" style:family="text">
      <style:text-properties fo:color="#bf0041" style:font-name="Lato Light2" fo:font-family="'Lato Light'" style:font-style-name="Light" style:font-pitch="variable" fo:font-size="13pt" fo:font-weight="250"/>
    </style:style>
    <style:style style:name="Purple" style:family="text">
      <style:text-properties fo:color="#800080" style:font-name="Lato Light2" fo:font-family="'Lato Light'" style:font-style-name="Light" style:font-pitch="variable" fo:font-size="13pt" fo:font-weight="250"/>
    </style:style>
    <style:style style:name="Teal" style:family="text">
      <style:text-properties fo:color="#158466" style:font-name="Lato Light2" fo:font-family="'Lato Light'" style:font-style-name="Light" style:font-pitch="variable" fo:font-size="13pt" fo:font-weight="250"/>
    </style:style>
    <style:style style:name="Untitled1" style:family="text"/>
    <style:style style:name="Blue" style:family="text">
      <style:text-properties fo:color="#2a6099" style:font-name="Lato Light2" fo:font-family="'Lato Light'" style:font-style-name="Light" style:font-pitch="variable" fo:font-size="13pt" fo:font-weight="250"/>
    </style:style>
    <style:style style:name="Black" style:family="text">
      <style:text-properties fo:color="#000000" style:font-name="Lato Light2" fo:font-family="'Lato Light'" style:font-style-name="Light" style:font-pitch="variable" fo:font-size="13pt" fo:font-weight="250"/>
    </style:style>
    <style:style style:name="Dark_20_Orange_20_2" style:display-name="Dark Orange 2" style:family="text">
      <style:text-properties fo:color="#b85c00" style:font-name="Lato Light2" fo:font-family="'Lato Light'" style:font-style-name="Light" style:font-pitch="variable" fo:font-size="13pt" fo:font-weight="250"/>
    </style:style>
    <style:style style:name="Dark_20_Magenta_20_1" style:display-name="Dark Magenta 1" style:family="text">
      <style:text-properties fo:color="#a7074b" style:font-name="Lato Light2" fo:font-family="'Lato Light'" style:font-style-name="Light" style:font-pitch="variable" fo:font-size="13pt" fo:font-weight="250"/>
    </style:style>
    <style:style style:name="Pink" style:family="text">
      <style:text-properties fo:color="#e16173" style:font-name="Lato Light2" fo:font-family="'Lato Light'" style:font-style-name="Light" style:font-pitch="variable" fo:font-size="13pt" fo:font-weight="250"/>
    </style:style>
    <style:style style:name="Gold" style:family="text">
      <style:text-properties fo:color="#706e0c" style:font-name="Lato Light2" fo:font-family="'Lato Light'" style:font-style-name="Light" style:font-pitch="variable" fo:font-size="13pt" fo:font-weight="250"/>
    </style:style>
    <style:style style:name="Cyan" style:family="text">
      <style:text-properties fo:color="#00838f" style:font-name="Lato Light2" fo:font-family="'Lato Light'" style:font-style-name="Light" style:font-pitch="variable" fo:font-size="13pt" fo:font-weight="250"/>
    </style:style>
    <style:style style:name="Light_20_Pink" style:display-name="Light Pink" style:family="text">
      <style:text-properties fo:color="#f50057" style:font-name="Lato Light2" fo:font-family="'Lato Light'" style:font-style-name="Light" style:font-pitch="variable" fo:font-size="13pt" fo:font-weight="250"/>
    </style:style>
    <style:style style:name="Dark_20_Teal_20_3" style:display-name="Dark Teal 3" style:family="text">
      <style:text-properties fo:color="#28471f" style:font-name="Lato Light2" fo:font-family="'Lato Light'" style:font-style-name="Light" style:font-pitch="variable" fo:font-size="13pt" fo:font-weight="250"/>
    </style:style>
    <style:style style:name="Dark_20_Red_20_2" style:display-name="Dark Red 2" style:family="text">
      <style:text-properties fo:color="#c9211e" style:font-name="Lato Light2" fo:font-family="'Lato Light'" style:font-style-name="Light" style:font-pitch="variable" fo:font-size="13pt" fo:font-weight="250"/>
    </style:style>
    <style:style style:name="Dark_20_Blue_20_2" style:display-name="Dark Blue 2" style:family="text">
      <style:text-properties fo:color="#355269" style:font-name="Lato Light2" fo:font-family="'Lato Light'" style:font-style-name="Light" style:font-pitch="variable" fo:font-size="13pt" fo:font-weight="250"/>
    </style:style>
    <style:style style:name="Dark_20_Magenta_20_3" style:display-name="Dark Magenta 3" style:family="text">
      <style:text-properties fo:color="#611729" style:font-name="Lato Light2" fo:font-family="'Lato Light'" style:font-style-name="Light" style:font-pitch="variable" fo:font-size="13pt" fo:font-weight="250"/>
    </style:style>
    <style:style style:name="Dark_20_Orange_20_3" style:display-name="Dark Orange 3" style:family="text">
      <style:text-properties fo:color="#7b3d00" style:font-name="Lato Light2" fo:font-family="'Lato Light'" style:font-style-name="Light" style:font-pitch="variable" fo:font-size="13pt" fo:font-weight="250"/>
    </style:style>
    <style:style style:name="Dark_20_Indigo" style:display-name="Dark Indigo" style:family="text">
      <style:text-properties fo:color="#55215b" style:font-name="Lato Light2" fo:font-family="'Lato Light'" style:font-style-name="Light" style:font-pitch="variable" fo:font-size="13pt" fo:font-weight="250"/>
    </style:style>
    <style:style style:name="Green_20_0" style:display-name="Green 0" style:family="text">
      <style:text-properties fo:color="#106802" style:font-name="Lato Light2" fo:font-family="'Lato Light'" style:font-style-name="Light" style:font-pitch="variable" fo:font-size="13pt" fo:font-weight="250"/>
    </style:style>
    <style:style style:name="Rose" style:family="text">
      <style:text-properties fo:color="#c40062" style:font-name="Lato Light2" fo:font-family="'Lato Light'" style:font-style-name="Light" style:font-pitch="variable" fo:font-size="13pt" fo:font-weight="250"/>
    </style:style>
    <style:style style:name="Grey" style:family="text">
      <style:text-properties fo:color="#808080" style:font-name="Lato Light2" fo:font-family="'Lato Light'" style:font-style-name="Light" style:font-pitch="variable" fo:font-size="13pt" fo:font-weight="250"/>
    </style:style>
    <style:style style:name="Light_20_Teal" style:display-name="Light Teal" style:family="text">
      <style:text-properties fo:color="#50938a" style:font-name="Lato Light2" fo:font-family="'Lato Light'" style:font-style-name="Light" style:font-pitch="variable" fo:font-size="13pt" fo:font-weight="250"/>
    </style:style>
    <style:style style:name="Dark_20_Red_20_3" style:display-name="Dark Red 3" style:family="text">
      <style:text-properties fo:color="#8d281e" style:font-name="Lato Light2" fo:font-family="'Lato Light'" style:font-style-name="Light" style:font-pitch="variable" fo:font-size="13pt" fo:font-weight="250"/>
    </style:style>
    <style:style style:name="Dark_20_Brick_20_2" style:display-name="Dark Brick 2" style:family="text">
      <style:text-properties fo:color="#be480a" style:font-name="Lato Light2" fo:font-family="'Lato Light'" style:font-style-name="Light" style:font-pitch="variable" fo:font-size="13pt" fo:font-weight="250"/>
    </style:style>
    <style:style style:name="Brown" style:family="text">
      <style:text-properties fo:color="#6d4c41" style:font-name="Lato Light2" fo:font-family="'Lato Light'" style:font-style-name="Light" style:font-pitch="variable" fo:font-size="13pt" fo:font-weight="250"/>
    </style:style>
    <style:style style:name="Light_20_Brick_20_2" style:display-name="Light Brick 2" style:family="text">
      <style:text-properties fo:color="#ff5429" style:font-name="Lato Light2" fo:font-family="'Lato Light'" style:font-style-name="Light" style:font-pitch="variable" fo:font-size="13pt" fo:font-weight="250"/>
    </style:style>
    <style:style style:name="Some_20_Red" style:display-name="Some Red" style:family="text">
      <style:text-properties fo:color="#800000" style:font-name="Lato Light2" fo:font-family="'Lato Light'" style:font-style-name="Light" style:font-pitch="variable" fo:font-size="13pt" fo:font-weight="250"/>
    </style:style>
    <style:style style:name="Spring_20_Green_20_" style:display-name="Spring Green " style:family="text">
      <style:text-properties fo:color="#00c462" style:font-name="Lato Light2" fo:font-family="'Lato Light'" style:font-style-name="Light" style:font-pitch="variable" fo:font-size="13pt" fo:font-weight="250"/>
    </style:style>
    <style:style style:name="Light_20_Brick_20_3" style:display-name="Light Brick 3" style:family="text">
      <style:text-properties fo:color="#ffaa95" style:font-name="Lato Light2" fo:font-family="'Lato Light'" style:font-style-name="Light" style:font-pitch="variable" fo:font-size="13pt" fo:font-weight="250"/>
    </style:style>
    <style:style style:name="Brick" style:family="text">
      <style:text-properties fo:color="#ff4000" style:font-name="Lato Light2" fo:font-family="'Lato Light'" style:font-style-name="Light" style:font-pitch="variable" fo:font-size="13pt" fo:font-weight="250"/>
    </style:style>
    <style:style style:name="Blue_20_Gray" style:display-name="Blue Gray" style:family="text">
      <style:text-properties fo:color="#546e7a" style:font-name="Lato Light2" fo:font-family="'Lato Light'" style:font-style-name="Light" style:font-pitch="variable" fo:font-size="13pt" fo:font-weight="250"/>
    </style:style>
    <style:style style:name="Index_20_Link" style:display-name="Index Link" style:family="text">
      <style:text-properties fo:color="#000000" style:font-name="Lato Light2" fo:font-family="'Lato Light'" style:font-style-name="Light" style:font-pitch="variable" fo:font-size="13pt" fo:font-weight="250"/>
    </style:style>
    <style:style style:name="HLC_20_010_20_50_20_60" style:display-name="HLC 010 50 60" style:family="text">
      <style:text-properties fo:color="#cf4069" style:font-name="Lato Light2" fo:font-family="'Lato Light'" style:font-style-name="Light" style:font-pitch="variable" fo:font-size="13pt" fo:font-weight="250"/>
    </style:style>
    <style:style style:name="Light_20_Indigo" style:display-name="Light Indigo" style:family="text">
      <style:text-properties fo:color="#6b5e9b" style:font-name="Lato Light2" fo:font-family="'Lato Light'" style:font-style-name="Light" style:font-pitch="variable" fo:font-size="13pt" fo:font-weight="250"/>
    </style:style>
    <style:style style:name="Sexy_20_Green" style:display-name="Sexy Green" style:family="text">
      <style:text-properties fo:color="#00c462" style:font-name="Lato Light2" fo:font-family="'Lato Light'" style:font-style-name="Light" style:font-pitch="variable" fo:font-size="13pt" fo:font-weight="250"/>
    </style:style>
    <style:style style:name="Light_20_Blue_20_1" style:display-name="Light Blue 1" style:family="text">
      <style:text-properties fo:color="#5983b0" style:font-name="Lato Light2" fo:font-family="'Lato Light'" style:font-style-name="Light" style:font-pitch="variable" fo:font-size="13pt" fo:font-weight="250"/>
    </style:style>
    <style:style style:name="Chart_20_6" style:display-name="Chart 6" style:family="text">
      <style:text-properties fo:color="#83caff" style:font-name="Lato Light2" fo:font-family="'Lato Light'" style:font-style-name="Light" style:font-pitch="variable" fo:font-size="13pt" fo:font-weight="250"/>
    </style:style>
    <style:style style:name="Chart_20_10" style:display-name="Chart 10" style:family="text">
      <style:text-properties fo:color="#ff950e" style:font-name="Lato Light2" fo:font-family="'Lato Light'" style:font-style-name="Light" style:font-pitch="variable" fo:font-size="13pt" fo:font-weight="250"/>
    </style:style>
    <style:style style:name="Light_20_Salmon" style:display-name="Light Salmon" style:family="text">
      <style:text-properties fo:color="#ffa07a" style:font-name="Lato Light2" fo:font-family="'Lato Light'" style:font-style-name="Light" style:font-pitch="variable" fo:font-size="13pt" fo:font-weight="250"/>
    </style:style>
    <style:style style:name="Indian_20_Red" style:display-name="Indian Red" style:family="text">
      <style:text-properties fo:color="#cd5c5c" style:font-name="Lato Light2" fo:font-family="'Lato Light'" style:font-style-name="Light" style:font-pitch="variable" fo:font-size="13pt" fo:font-weight="250"/>
    </style:style>
    <style:style style:name="Coral" style:family="text">
      <style:text-properties fo:color="#ff7f50" style:font-name="Lato Light2" fo:font-family="'Lato Light'" style:font-style-name="Light" style:font-pitch="variable" fo:font-size="13pt" fo:font-weight="250"/>
    </style:style>
    <style:style style:name="Light_20_Green_20_1" style:display-name="Light Green 1" style:family="text">
      <style:text-properties fo:color="#77bc65" style:font-name="Lato Light2" fo:font-family="'Lato Light'" style:font-style-name="Light" style:font-pitch="variable" fo:font-size="13pt" fo:font-weight="250"/>
    </style:style>
    <style:style style:name="Light_20_Gold_20_1" style:display-name="Light Gold 1" style:family="text">
      <style:text-properties fo:color="#acb20c" style:font-name="Lato Light2" fo:font-family="'Lato Light'" style:font-style-name="Light" style:font-pitch="variable" fo:font-size="13pt" fo:font-weight="250"/>
    </style:style>
    <style:style style:name="Sienna" style:family="text">
      <style:text-properties fo:color="#f09e6f" style:font-name="Lato Light2" fo:font-family="'Lato Light'" style:font-style-name="Light" style:font-pitch="variable" fo:font-size="13pt" fo:font-weight="250"/>
    </style:style>
    <style:style style:name="Cute_20_Brown" style:display-name="Cute Brown" style:family="text">
      <style:text-properties fo:color="#a33e03" style:font-name="Lato Light2" fo:font-family="'Lato Light'" style:font-style-name="Light" style:font-pitch="variable" fo:font-size="13pt" fo:font-weight="250"/>
    </style:style>
    <style:style style:name="Light_20_Red_20_2" style:display-name="Light Red 2" style:family="text">
      <style:text-properties fo:color="#ff6d6d" style:font-name="Lato Light2" fo:font-family="'Lato Light'" style:font-style-name="Light" style:font-pitch="variable" fo:font-size="13pt" fo:font-weight="250"/>
    </style:style>
    <style:style style:name="Light_20_Teal_20_2" style:display-name="Light Teal 2" style:family="text" style:parent-style-name="Black">
      <style:text-properties fo:color="#81aca6"/>
    </style:style>
    <style:style style:name="Light_20_Magenta_20_3" style:display-name="Light Magenta 3" style:family="text">
      <style:text-properties fo:color="#ec9ba4" style:font-name="Lato Light2" fo:font-family="'Lato Light'" style:font-style-name="Light" style:font-pitch="variable" fo:font-size="13pt" fo:font-weight="250"/>
    </style:style>
    <style:style style:name="New_3a__20_Light_20_Orange_20_3" style:display-name="New: Light Orange 3" style:family="text">
      <style:text-properties fo:color="#ffb66c" style:font-name="Lato Light2" fo:font-family="'Lato Light'" style:font-style-name="Light" style:font-pitch="variable" fo:font-size="13pt" fo:font-weight="250"/>
    </style:style>
    <style:style style:name="New_3a__20_Light_20_Purple_20_3" style:display-name="New: Light Purple 3" style:family="text">
      <style:text-properties fo:color="#bf819e" style:font-name="Lato Light2" fo:font-family="'Lato Light'" style:font-style-name="Light" style:font-pitch="variable" fo:font-size="13pt" fo:font-weight="250"/>
    </style:style>
    <style:style style:name="New_3a__20_Light_20_Indigo_20_3" style:display-name="New: Light Indigo 3" style:family="text">
      <style:text-properties fo:color="#b7b3ca" style:font-name="Lato Light2" fo:font-family="'Lato Light'" style:font-style-name="Light" style:font-pitch="variable" fo:font-size="13pt" fo:font-weight="250"/>
    </style:style>
    <style:style style:name="New_3a__20_Document_20_Colour_20_10" style:display-name="New: Document Colour 10" style:family="text">
      <style:text-properties fo:color="#50938a" style:font-name="Lato Light2" fo:font-family="'Lato Light'" style:font-style-name="Light" style:font-pitch="variable" fo:font-size="13pt" fo:font-weight="250"/>
    </style:style>
    <style:style style:name="New_3a__20_Document_20_Colour_20_26" style:display-name="New: Document Colour 26" style:family="text">
      <style:text-properties fo:color="#955e5e" style:font-name="Lato Light2" fo:font-family="'Lato Light'" style:font-style-name="Light" style:font-pitch="variable" fo:font-size="13pt" fo:font-weight="250"/>
    </style:style>
    <style:style style:name="New_3a__20_Document_20_Colour_20_15" style:display-name="New: Document Colour 15" style:family="text">
      <style:text-properties fo:color="#6b5e9b" style:font-name="Lato Light2" fo:font-family="'Lato Light'" style:font-style-name="Light" style:font-pitch="variable" fo:font-size="13pt" fo:font-weight="250"/>
    </style:style>
    <style:style style:name="New_3a__20_Blue_20_0" style:display-name="New: Blue 0" style:family="text">
      <style:text-properties fo:color="#023f62" style:font-name="Lato Light2" fo:font-family="'Lato Light'" style:font-style-name="Light" style:font-pitch="variable" fo:font-weight="250"/>
    </style:style>
    <style:style style:name="New_3a__20_Pink_20_A200" style:display-name="New: Pink A200" style:family="text">
      <style:text-properties fo:color="#ff4081" style:font-name="Lato Light2" fo:font-family="'Lato Light'" style:font-style-name="Light" style:font-pitch="variable" fo:font-size="13pt" fo:font-weight="250"/>
    </style:style>
    <style:style style:name="New_3a__20_Deep_20_Orange_20_800" style:display-name="New: Deep Orange 800" style:family="text">
      <style:text-properties fo:color="#d84315" style:font-name="Lato Light2" fo:font-family="'Lato Light'" style:font-style-name="Light" style:font-pitch="variable" fo:font-size="13pt" fo:font-weight="250"/>
    </style:style>
    <style:style style:name="New_3a__20_Tan" style:display-name="New: Tan" style:family="text">
      <style:text-properties fo:color="#d2b48c" style:font-name="Lato Light2" fo:font-family="'Lato Light'" style:font-style-name="Light" style:font-pitch="variable" fo:font-size="13pt" fo:font-weight="25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97c88" officeooo:paragraph-rsid="00d97c88"/>
    </style:style>
    <style:style style:name="MP2" style:family="paragraph">
      <loext:graphic-properties draw:fill="solid" draw:fill-color="#c0c0c0" draw:opacity="55%"/>
      <style:text-properties style:font-name="Lato Light3" fo:font-size="1pt"/>
    </style:style>
    <style:style style:name="Mgr1" style:family="graphic">
      <style:graphic-properties draw:stroke="none" draw:fill="solid" draw:fill-color="#c0c0c0" draw:opacity="55%" draw:auto-grow-height="false" draw:auto-grow-width="false" fo:min-height="2.63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5%" draw:auto-grow-height="false" draw:auto-grow-width="false" fo:min-height="1.76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5%" draw:auto-grow-height="false" draw:auto-grow-width="false" fo:min-height="2.78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" draw:style-name="Mgr1" draw:text-style-name="MP2" svg:width="16.999cm" svg:height="2.631cm" draw:transform="rotate (0.785398163397448) translate (1.55927777777778cm 17.6786388888889cm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1" draw:name="PowerPlusWaterMarkObject_8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2" draw:name="PowerPlusWaterMarkObject_7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3" draw:name="PowerPlusWaterMarkObject_6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4" draw:name="PowerPlusWaterMarkObject_5" draw:style-name="Mgr2" draw:text-style-name="MP2" svg:width="11.399cm" svg:height="1.765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5" draw:name="PowerPlusWaterMarkObject_4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6" draw:name="PowerPlusWaterMarkObject_3" draw:style-name="Mgr3" draw:text-style-name="MP2" svg:width="17.999cm" svg:height="2.786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7" draw:name="PowerPlusWaterMarkObject_2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8" draw:name="PowerPlusWaterMarkObject_1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9" draw:name="PowerPlusWaterMarkObject_0" draw:style-name="Mgr1" draw:text-style-name="MP2" svg:width="16.999cm" svg:height="2.631cm" draw:transform="rotate (0.785398163397448)"><text:p>Sprint Planning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09:24:28.302860630</meta:creation-date>
    <meta:generator>LibreOffice/6.4.7.2$Linux_X86_64 LibreOffice_project/40$Build-2</meta:generator>
    <meta:editing-duration>PT1M47S</meta:editing-duration>
    <meta:editing-cycles>3</meta:editing-cycles>
    <dc:title>New</dc:title>
    <dc:date>2022-01-09T09:26:15.221846116</dc:date>
    <meta:document-statistic meta:table-count="0" meta:image-count="0" meta:object-count="0" meta:page-count="1" meta:paragraph-count="32" meta:word-count="107" meta:character-count="803" meta:non-whitespace-character-count="730"/>
    <meta:template xlink:type="simple" xlink:actuate="onRequest" xlink:title="New" xlink:href="../../../Templates/New1.ott" meta:date="2022-01-09T09:24:27.617705883"/>
  </office:meta>
</office:document-meta>
</file>